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6/settings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manifest.rdf" manifest:media-type="application/rdf+xml"/>
  <manifest:file-entry manifest:full-path="Object 8/styles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4/manifest.rdf" manifest:media-type="application/rdf+xml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tyles.xml" manifest:media-type="text/xml"/>
  <manifest:file-entry manifest:full-path="Object 10/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styles.xml" manifest:media-type="text/xml"/>
  <manifest:file-entry manifest:full-path="Object 12/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8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9d7" officeooo:paragraph-rsid="001a622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d9d7" officeooo:paragraph-rsid="001a6221" style:font-weight-asian="bold" style:font-weight-complex="bold"/>
    </style:style>
    <style:style style:name="P3" style:family="paragraph" style:parent-style-name="Standard">
      <style:text-properties fo:font-weight="bold" officeooo:rsid="001a9afa" officeooo:paragraph-rsid="001a6221" style:font-weight-asian="bold" style:font-weight-complex="bold"/>
    </style:style>
    <style:style style:name="P4" style:family="paragraph" style:parent-style-name="Standard">
      <style:text-properties fo:font-weight="bold" officeooo:rsid="001e463e" officeooo:paragraph-rsid="001e463e" style:font-weight-asian="bold" style:font-weight-complex="bold"/>
    </style:style>
    <style:style style:name="P5" style:family="paragraph" style:parent-style-name="Standard">
      <style:text-properties fo:font-weight="bold" officeooo:rsid="0049d4fb" officeooo:paragraph-rsid="0049d4fb" style:font-weight-asian="bold" style:font-weight-complex="bold"/>
    </style:style>
    <style:style style:name="P6" style:family="paragraph" style:parent-style-name="Standard">
      <style:text-properties fo:font-weight="bold" officeooo:rsid="00586d4c" officeooo:paragraph-rsid="00586d4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1a0563" officeooo:paragraph-rsid="001a6221"/>
    </style:style>
    <style:style style:name="P8" style:family="paragraph" style:parent-style-name="Standard">
      <style:text-properties officeooo:rsid="001a0563" officeooo:paragraph-rsid="001a6221"/>
    </style:style>
    <style:style style:name="P9" style:family="paragraph" style:parent-style-name="Standard">
      <style:paragraph-properties fo:text-align="center" style:justify-single-word="false"/>
      <style:text-properties officeooo:rsid="00237f59" officeooo:paragraph-rsid="001a6221"/>
    </style:style>
    <style:style style:name="P10" style:family="paragraph" style:parent-style-name="Standard">
      <style:text-properties officeooo:rsid="001a9afa" officeooo:paragraph-rsid="001a6221"/>
    </style:style>
    <style:style style:name="P11" style:family="paragraph" style:parent-style-name="Standard">
      <style:text-properties officeooo:rsid="001cd9a2" officeooo:paragraph-rsid="001c32a0"/>
    </style:style>
    <style:style style:name="P12" style:family="paragraph" style:parent-style-name="Standard">
      <style:text-properties officeooo:rsid="00252bad" officeooo:paragraph-rsid="00297ae4"/>
    </style:style>
    <style:style style:name="P13" style:family="paragraph" style:parent-style-name="Standard">
      <style:text-properties officeooo:rsid="001c32a0" officeooo:paragraph-rsid="001c32a0"/>
    </style:style>
    <style:style style:name="P14" style:family="paragraph" style:parent-style-name="Standard">
      <style:text-properties officeooo:rsid="002a93d2" officeooo:paragraph-rsid="001d3545"/>
    </style:style>
    <style:style style:name="P15" style:family="paragraph" style:parent-style-name="Standard">
      <style:text-properties officeooo:rsid="004a697e" officeooo:paragraph-rsid="004a697e"/>
    </style:style>
    <style:style style:name="P16" style:family="paragraph" style:parent-style-name="Standard">
      <style:text-properties officeooo:rsid="00586d4c" officeooo:paragraph-rsid="00586d4c"/>
    </style:style>
    <style:style style:name="T1" style:family="text">
      <style:text-properties officeooo:rsid="00237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d9a2"/>
    </style:style>
    <style:style style:name="T4" style:family="text">
      <style:text-properties officeooo:rsid="0032e582"/>
    </style:style>
    <style:style style:name="T5" style:family="text">
      <style:text-properties officeooo:rsid="003464a2"/>
    </style:style>
    <style:style style:name="T6" style:family="text">
      <style:text-properties officeooo:rsid="00370e5f"/>
    </style:style>
    <style:style style:name="T7" style:family="text">
      <style:text-properties officeooo:rsid="003920bc"/>
    </style:style>
    <style:style style:name="T8" style:family="text">
      <style:text-properties officeooo:rsid="003a6696"/>
    </style:style>
    <style:style style:name="T9" style:family="text">
      <style:text-properties officeooo:rsid="0041617c"/>
    </style:style>
    <style:style style:name="T10" style:family="text">
      <style:text-properties officeooo:rsid="004373d0"/>
    </style:style>
    <style:style style:name="T11" style:family="text">
      <style:text-properties officeooo:rsid="004827ee"/>
    </style:style>
    <style:style style:name="T12" style:family="text">
      <style:text-properties officeooo:rsid="0056255c"/>
    </style:style>
    <style:style style:name="T13" style:family="text">
      <style:text-properties officeooo:rsid="0059d788"/>
    </style:style>
    <style:style style:name="T14" style:family="text">
      <style:text-properties officeooo:rsid="005c243e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earch Report for <text:span text:style-name="T1">Virtual Memory: </text:span>VM Size 1G, Workload <text:span text:style-name="T7">E</text:span></text:p>
      <text:p text:style-name="P7"><text:span text:style-name="T1">by </text:span>Christopher Feener</text:p>
      <text:p text:style-name="P9">Advisor: Dr. Zhang</text:p>
      <text:p text:style-name="P9">WSU Vancouver</text:p>
      <text:p text:style-name="P7"><text:span text:style-name="T7">8 June</text:span> 2017</text:p>
      <text:p text:style-name="P1"/>
      <text:p text:style-name="P1"><text:span text:style-name="T2">Summary</text:span>:</text:p>
      <text:p text:style-name="P1"/>
      <text:p text:style-name="P1">This is the <text:span text:style-name="T8">sixth</text:span> in a series of experiments done on latency for virtual memory, <text:span text:style-name="T6">and deals with short ranges of records instead of individual records.</text:span></text:p>
      <text:p text:style-name="P1"/>
      <text:p text:style-name="P8"><text:span text:style-name="T2">Method</text:span>:</text:p>
      <text:p text:style-name="P1"/>
      <text:p text:style-name="P1"><text:span text:style-name="T3">A total of four data points were recorded, and e</text:span>ach data point was done in three trails. The data points were spread logarithmically on the X-axis to quickly look over a large range for any changes in latency. </text:p>
      <text:p text:style-name="P1"/>
      <text:p text:style-name="P3">Results:</text:p>
      <text:p text:style-name="P10"/>
      <text:p text:style-name="P13">The revised set is shown first, with the original version shown after. The original version was found to have 2 <text:span text:style-name="T14">i</text:span>ssues:</text:p>
      <text:p text:style-name="P13">1. <text:span text:style-name="T10">Insertions failed</text:span>.</text:p>
      <text:p text:style-name="P13">2. <text:span text:style-name="T9">Som</text:span>e tria<text:span text:style-name="T9">ls </text:span>yielded extremely high results for the first stage (“Cleanup”), and rather high results for the other stages. This may or may not have been <text:span text:style-name="T5">due to errors in previous runs that had not been properly handled</text:span>.</text:p>
      <text:p text:style-name="P11"/>
      <text:p text:style-name="P4">Revised <text:span text:style-name="T4">results</text:span>:</text:p>
      <text:p text:style-name="P12">In the revised version, “<text:span text:style-name="T11">Scan” resembled a logarithmic curve. “Cleanup” and “Insert” did not show any clear patterns.</text:span></text:p>
      <text:p text:style-name="P14"/>
      <text:p text:style-name="P14"/>
      <text:p text:style-name="P14"><draw:frame draw:style-name="fr1" draw:name="Object1" text:anchor-type="paragraph" svg:width="6.2984in" svg:height="3.9874in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14"><draw:frame draw:style-name="fr1" draw:name="Object2" text:anchor-type="paragraph" svg:width="4.4453in" svg:height="0.88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4"/>
      <text:p text:style-name="P14"/>
      <text:p text:style-name="P14"/>
      <text:p text:style-name="P14"/>
      <text:p text:style-name="P14"><draw:frame draw:style-name="fr1" draw:name="Object3" text:anchor-type="paragraph" svg:width="6.2984in" svg:height="3.54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4"><draw:frame draw:style-name="fr1" draw:name="Object4" text:anchor-type="paragraph" svg:width="4.4453in" svg:height="0.8898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4"/>
      <text:p text:style-name="P14"><text:soft-page-break/></text:p>
      <text:p text:style-name="P14"><draw:frame draw:style-name="fr1" draw:name="Object5" text:anchor-type="paragraph" svg:width="6.2984in" svg:height="3.548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4"><draw:frame draw:style-name="fr1" draw:name="Object6" text:anchor-type="paragraph" svg:width="4.4453in" svg:height="0.8898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4"/>
      <text:p text:style-name="P14"/>
      <text:p text:style-name="P14"/>
      <text:p text:style-name="P14"/>
      <text:p text:style-name="P5">Original:</text:p>
      <text:p text:style-name="P15">The <text:span text:style-name="T12">original </text:span>“<text:span text:style-name="T12">Scan” graph is very similar to the revised version, and loosely logarithmic. “Cleanup” was linear until plummeting at 1 million, possibly due to the absence of highly varied data that had existed in the previous data points. “Insert” did not show any clear pattern.</text:span></text:p>
      <text:p text:style-name="P15"/>
      <text:p text:style-name="P15"/>
      <text:p text:style-name="P15"><draw:frame draw:style-name="fr1" draw:name="Object7" text:anchor-type="paragraph" svg:width="6.2984in" svg:height="3.9874in" draw:z-index="6"><draw:object xlink:href="./Object 7" xlink:type="simple" xlink:show="embed" xlink:actuate="onLoad"/><draw:image xlink:href="./ObjectReplacements/Object 7" xlink:type="simple" xlink:show="embed" xlink:actuate="onLoad"/></draw:frame><text:soft-page-break/></text:p>
      <text:p text:style-name="P15"/>
      <text:p text:style-name="P15"><draw:frame draw:style-name="fr1" draw:name="Object8" text:anchor-type="paragraph" svg:width="4.4453in" svg:height="0.88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><draw:frame draw:style-name="fr2" draw:name="Object9" text:anchor-type="paragraph" svg:width="6.2984in" svg:height="3.548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5"><draw:frame draw:style-name="fr1" draw:name="Object10" text:anchor-type="paragraph" svg:width="4.4453in" svg:height="0.8898in" draw:z-index="9"><draw:object xlink:href="./Object 10" xlink:type="simple" xlink:show="embed" xlink:actuate="onLoad"/><draw:image xlink:href="./ObjectReplacements/Object 10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><draw:frame draw:style-name="fr3" draw:name="Object11" text:anchor-type="paragraph" svg:x="0.3654in" svg:y="0.102in" svg:width="6.2984in" svg:height="3.548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5"><draw:frame draw:style-name="fr3" draw:name="Object12" text:anchor-type="paragraph" svg:x="1.2402in" svg:y="0.0811in" svg:width="4.4453in" svg:height="0.8898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5"/>
      <text:p text:style-name="P15"/>
      <text:p text:style-name="P15"/>
      <text:p text:style-name="P15"/>
      <text:p text:style-name="P16"/>
      <text:p text:style-name="P6">Conclusion:</text:p>
      <text:p text:style-name="P16">The graph for “Scan” was approximately logarithmic for both the original and revised data sets. <text:span text:style-name="T13">No clear pattern could be made for “Cleanup” and “Insert” in either the original or revised, due to highly varied data points and failures in the insertion st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3:20:07.290902620</meta:creation-date>
    <dc:date>2017-06-08T13:59:43.779439905</dc:date>
    <meta:editing-duration>PT1H15M40S</meta:editing-duration>
    <meta:editing-cycles>71</meta:editing-cycles>
    <meta:generator>LibreOffice/4.2.8.2$Linux_X86_64 LibreOffice_project/420m0$Build-2</meta:generator>
    <meta:document-statistic meta:table-count="0" meta:image-count="0" meta:object-count="12" meta:page-count="5" meta:paragraph-count="19" meta:word-count="262" meta:character-count="1555" meta:non-whitespace-character-count="13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7cm" xlink:href="." xlink:type="simple" chart:class="chart:line" chart:style-name="ch1">
        <chart:title svg:x="6.351cm" svg:y="0.307cm" chart:style-name="ch2">
          <text:p>1G, Workload E, Scan</text:p>
        </chart:title>
        <chart:legend chart:legend-position="end" svg:x="13.04cm" svg:y="4.266cm" style:legend-expansion="high" chart:style-name="ch3"/>
        <chart:plot-area chart:style-name="ch4" chart:data-source-has-labels="both" svg:x="1.33cm" svg:y="1.345cm" svg:width="11.391cm" svg:height="7.599cm">
          <chartooo:coordinate-region svg:x="2.507cm" svg:y="1.544cm" svg:width="10.214cm" svg:height="6.753cm"/>
          <chart:axis chart:dimension="x" chart:name="primary-x" chart:style-name="ch5" chartooo:axis-type="auto">
            <chartooo:date-scale/>
            <chart:title svg:x="6.055cm" svg:y="9.146cm" chart:style-name="ch6">
              <text:p># of Records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5">
            <chart:title svg:x="0.451cm" svg:y="5.863cm" chart:style-name="ch8">
              <text:p>Time (us)</text:p>
            </chart:title>
            <chart:grid chart:style-name="ch7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529.214865405029">
                <text:p>529.214865405029</text:p>
              </table:table-cell>
              <table:table-cell office:value-type="float" office:value="1413.5">
                <text:p>1413.5</text:p>
              </table:table-cell>
              <table:table-cell office:value-type="float" office:value="5121">
                <text:p>512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64.162322545782">
                <text:p>864.162322545782</text:p>
              </table:table-cell>
              <table:table-cell office:value-type="float" office:value="2465">
                <text:p>2465</text:p>
              </table:table-cell>
              <table:table-cell office:value-type="float" office:value="9327">
                <text:p>932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301.78478381158">
                <text:p>1301.78478381158</text:p>
              </table:table-cell>
              <table:table-cell office:value-type="float" office:value="3840">
                <text:p>3840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367.75997559857">
                <text:p>1367.75997559857</text:p>
              </table:table-cell>
              <table:table-cell office:value-type="float" office:value="4007">
                <text:p>4007</text:p>
              </table:table-cell>
              <table:table-cell office:value-type="float" office:value="12991">
                <text:p>12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# of Records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95 percent</text:p>
          </table:table-cell>
          <table:table-cell table:style-name="ce2" office:value-type="string" calcext:value-type="string">
            <text:p>99 percent</text:p>
          </table:table-cell>
        </table:table-row>
        <table:table-row table:style-name="ro1">
          <table:table-cell/>
          <table:table-cell table:style-name="ce2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formula="of:=AVERAGE(27.5; 2.25; 1.25)" office:value-type="float" office:value="10.3333333333333" calcext:value-type="float">
            <text:p>10.3333333333</text:p>
          </table:table-cell>
          <table:table-cell table:formula="of:=AVERAGE(107; 6; 2)" office:value-type="float" office:value="38.3333333333333" calcext:value-type="float">
            <text:p>38.3333333333</text:p>
          </table:table-cell>
          <table:table-cell table:formula="of:=AVERAGE(107; 6; 2)" office:value-type="float" office:value="38.3333333333333" calcext:value-type="float">
            <text:p>38.3333333333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2.25; 28.5; 3.25)" office:value-type="float" office:value="11.3333333333333" calcext:value-type="float">
            <text:p>11.3333333333</text:p>
          </table:table-cell>
          <table:table-cell table:formula="of:=AVERAGE(6; 111; 10)" office:value-type="float" office:value="42.3333333333333" calcext:value-type="float">
            <text:p>42.3333333333</text:p>
          </table:table-cell>
          <table:table-cell table:formula="of:=AVERAGE(6; 111; 10)" office:value-type="float" office:value="42.3333333333333" calcext:value-type="float">
            <text:p>42.3333333333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.5; 7.5; 26.5)" office:value-type="float" office:value="11.8333333333333" calcext:value-type="float">
            <text:p>11.8333333333</text:p>
          </table:table-cell>
          <table:table-cell table:formula="of:=AVERAGE(3; 27; 103)" office:value-type="float" office:value="44.3333333333333" calcext:value-type="float">
            <text:p>44.3333333333</text:p>
          </table:table-cell>
          <table:table-cell table:formula="of:=AVERAGE(3; 27; 103)" office:value-type="float" office:value="44.3333333333333" calcext:value-type="float">
            <text:p>44.3333333333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.5; 2; 1.25)" office:value-type="float" office:value="1.58333333333333" calcext:value-type="float">
            <text:p>1.5833333333</text:p>
          </table:table-cell>
          <table:table-cell table:formula="of:=AVERAGE(3; 5; 2)" office:value-type="float" office:value="3.33333333333333" calcext:value-type="float">
            <text:p>3.3333333333</text:p>
          </table:table-cell>
          <table:table-cell table:formula="of:=AVERAGE(3; 5; 2)" office:value-type="float" office:value="3.33333333333333" calcext:value-type="float">
            <text:p>3.3333333333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3:29:19.291687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4.833cm" svg:y="0.316cm" chart:style-name="ch2">
          <text:p>1G, Workload E, Insert (Failed)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10.214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707.39108734863">
                <text:p>1707.39108734863</text:p>
              </table:table-cell>
              <table:table-cell office:value-type="float" office:value="5696.33333333333">
                <text:p>5696.33333333333</text:p>
              </table:table-cell>
              <table:table-cell office:value-type="float" office:value="30706.3333333333">
                <text:p>30706.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67.03599041323">
                <text:p>2167.03599041323</text:p>
              </table:table-cell>
              <table:table-cell office:value-type="float" office:value="6695">
                <text:p>6695</text:p>
              </table:table-cell>
              <table:table-cell office:value-type="float" office:value="43049.6666666667">
                <text:p>43049.66666666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709.03706153687">
                <text:p>1709.03706153687</text:p>
              </table:table-cell>
              <table:table-cell office:value-type="float" office:value="4957.66666666667">
                <text:p>4957.66666666667</text:p>
              </table:table-cell>
              <table:table-cell office:value-type="float" office:value="17983">
                <text:p>1798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688.37849749183">
                <text:p>1688.37849749183</text:p>
              </table:table-cell>
              <table:table-cell office:value-type="float" office:value="4811">
                <text:p>4811</text:p>
              </table:table-cell>
              <table:table-cell office:value-type="float" office:value="16604.3333333333">
                <text:p>16604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# of Records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95 percent</text:p>
          </table:table-cell>
          <table:table-cell table:style-name="ce2" office:value-type="string" calcext:value-type="string">
            <text:p>99 percent</text:p>
          </table:table-cell>
        </table:table-row>
        <table:table-row table:style-name="ro1">
          <table:table-cell/>
          <table:table-cell table:style-name="ce2" office:value-type="string" calcext:value-type="string">
            <text:p>Insert</text:p>
          </table:table-cell>
          <table:table-cell office:value-type="float" office:value="1000" calcext:value-type="float">
            <text:p>1000</text:p>
          </table:table-cell>
          <table:table-cell table:formula="of:=AVERAGE(2322.37595851603; 2482.76392668481; 317.033376845065)" office:value-type="float" office:value="1707.39108734863" calcext:value-type="float">
            <text:p>1707.3910873486</text:p>
          </table:table-cell>
          <table:table-cell table:formula="of:=AVERAGE(7591; 8799; 699)" office:value-type="float" office:value="5696.33333333333" calcext:value-type="float">
            <text:p>5696.3333333333</text:p>
          </table:table-cell>
          <table:table-cell table:formula="of:=AVERAGE(43775; 46591; 1753)" office:value-type="float" office:value="30706.3333333333" calcext:value-type="float">
            <text:p>30706.3333333333</text:p>
          </table:table-cell>
        </table:table-row>
        <table:table-row table:style-name="ro1">
          <table:table-cell/>
          <table:table-cell office:value-type="string" calcext:value-type="string">
            <text:p>(failed)</text:p>
          </table:table-cell>
          <table:table-cell office:value-type="float" office:value="10000" calcext:value-type="float">
            <text:p>10000</text:p>
          </table:table-cell>
          <table:table-cell table:formula="of:=AVERAGE(2122.12238937345; 2200.98259756366; 2178.00298430257)" office:value-type="float" office:value="2167.03599041323" calcext:value-type="float">
            <text:p>2167.0359904132</text:p>
          </table:table-cell>
          <table:table-cell table:formula="of:=AVERAGE(6327; 7283; 6475)" office:value-type="float" office:value="6695" calcext:value-type="float">
            <text:p>6695</text:p>
          </table:table-cell>
          <table:table-cell table:formula="of:=AVERAGE(44063; 41599; 43487)" office:value-type="float" office:value="43049.6666666667" calcext:value-type="float">
            <text:p>43049.6666666667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772.46720123851; 1674.33425546312; 1680.30972790899)" office:value-type="float" office:value="1709.03706153687" calcext:value-type="float">
            <text:p>1709.0370615369</text:p>
          </table:table-cell>
          <table:table-cell table:formula="of:=AVERAGE(5163; 4827; 4883)" office:value-type="float" office:value="4957.66666666667" calcext:value-type="float">
            <text:p>4957.6666666667</text:p>
          </table:table-cell>
          <table:table-cell table:formula="of:=AVERAGE(19679; 16527; 17743)" office:value-type="float" office:value="17983" calcext:value-type="float">
            <text:p>17983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689.0505490498; 1626.5702561453; 1749.51468728039)" office:value-type="float" office:value="1688.37849749183" calcext:value-type="float">
            <text:p>1688.3784974918</text:p>
          </table:table-cell>
          <table:table-cell table:formula="of:=AVERAGE(4679; 4595; 5159)" office:value-type="float" office:value="4811" calcext:value-type="float">
            <text:p>4811</text:p>
          </table:table-cell>
          <table:table-cell table:formula="of:=AVERAGE(16511; 15479; 17823)" office:value-type="float" office:value="16604.3333333333" calcext:value-type="float">
            <text:p>16604.3333333333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3:29:51.997524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# of Record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5 percent</text:p>
          </table:table-cell>
          <table:table-cell table:style-name="ce1" office:value-type="string" calcext:value-type="string">
            <text:p>99 percent</text:p>
          </table:table-cell>
        </table:table-row>
        <table:table-row table:style-name="ro1">
          <table:table-cell/>
          <table:table-cell table:style-name="ce1" office:value-type="string" calcext:value-type="string">
            <text:p>Scan</text:p>
          </table:table-cell>
          <table:table-cell office:value-type="float" office:value="1000" calcext:value-type="float">
            <text:p>1000</text:p>
          </table:table-cell>
          <table:table-cell table:formula="of:=AVERAGE(782.39539843204; 276.034332378018)" office:value-type="float" office:value="529.214865405029" calcext:value-type="float">
            <text:p>529.214865405</text:p>
          </table:table-cell>
          <table:table-cell table:formula="of:=AVERAGE(2211; 616)" office:value-type="float" office:value="1413.5" calcext:value-type="float">
            <text:p>1413.5</text:p>
          </table:table-cell>
          <table:table-cell table:formula="of:=AVERAGE(8919; 1323)" office:value-type="float" office:value="5121" calcext:value-type="float">
            <text:p>5121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2" table:formula="of:=AVERAGE(859.343798815173;  868.98084627639)" office:value-type="float" office:value="864.162322545782" calcext:value-type="float">
            <text:p>864.1623225458</text:p>
          </table:table-cell>
          <table:table-cell table:formula="of:=AVERAGE(2475; 2455)" office:value-type="float" office:value="2465" calcext:value-type="float">
            <text:p>2465</text:p>
          </table:table-cell>
          <table:table-cell table:formula="of:=AVERAGE(9303; 9351)" office:value-type="float" office:value="9327" calcext:value-type="float">
            <text:p>9327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319.89144781528; 1283.67811980787)" office:value-type="float" office:value="1301.78478381158" calcext:value-type="float">
            <text:p>1301.7847838116</text:p>
          </table:table-cell>
          <table:table-cell table:formula="of:=AVERAGE(3941; 3739)" office:value-type="float" office:value="3840" calcext:value-type="float">
            <text:p>3840</text:p>
          </table:table-cell>
          <table:table-cell table:formula="of:=AVERAGE(12975; 12471)" office:value-type="float" office:value="12723" calcext:value-type="float">
            <text:p>12723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343.63405467042; 1338.56460249116; 1421.08126963413)" office:value-type="float" office:value="1367.75997559857" calcext:value-type="float">
            <text:p>1367.7599755986</text:p>
          </table:table-cell>
          <table:table-cell table:formula="of:=AVERAGE(3853; 3877; 4291)" office:value-type="float" office:value="4007" calcext:value-type="float">
            <text:p>4007</text:p>
          </table:table-cell>
          <table:table-cell table:formula="of:=AVERAGE(12711; 12503; 13759)" office:value-type="float" office:value="12991" calcext:value-type="float">
            <text:p>1299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3:21:02.489923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5.415cm" svg:y="0.316cm" chart:style-name="ch2">
          <text:p>1G, Workload E, Cleanup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1.951cm" svg:y="1.5cm" svg:width="10.77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.75">
                <text:p>1.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75">
                <text:p>2.7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# of Records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95 percent</text:p>
          </table:table-cell>
          <table:table-cell table:style-name="ce2" office:value-type="string" calcext:value-type="string">
            <text:p>99 percent</text:p>
          </table:table-cell>
        </table:table-row>
        <table:table-row table:style-name="ro1">
          <table:table-cell/>
          <table:table-cell table:style-name="ce2" office:value-type="string" calcext:value-type="string">
            <text:p>Cleanup</text:p>
          </table:table-cell>
          <table:table-cell office:value-type="float" office:value="1000" calcext:value-type="float">
            <text:p>1000</text:p>
          </table:table-cell>
          <table:table-cell table:formula="of:=AVERAGE(2.25; 1.25)" office:value-type="float" office:value="1.75" calcext:value-type="float">
            <text:p>1.75</text:p>
          </table:table-cell>
          <table:table-cell table:formula="of:=AVERAGE(6; 2)" office:value-type="float" office:value="4" calcext:value-type="float">
            <text:p>4</text:p>
          </table:table-cell>
          <table:table-cell table:formula="of:=AVERAGE( 6; 2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2.25; 3.25)" office:value-type="float" office:value="2.75" calcext:value-type="float">
            <text:p>2.75</text:p>
          </table:table-cell>
          <table:table-cell table:formula="of:=AVERAGE(6;  10)" office:value-type="float" office:value="8" calcext:value-type="float">
            <text:p>8</text:p>
          </table:table-cell>
          <table:table-cell table:formula="of:=AVERAGE(6; 10)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.5; 7.5)" office:value-type="float" office:value="4.5" calcext:value-type="float">
            <text:p>4.5</text:p>
          </table:table-cell>
          <table:table-cell table:formula="of:=AVERAGE(3; 27)" office:value-type="float" office:value="15" calcext:value-type="float">
            <text:p>15</text:p>
          </table:table-cell>
          <table:table-cell table:formula="of:=AVERAGE(3; 27)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.5; 2; 1.25)" office:value-type="float" office:value="1.58333333333333" calcext:value-type="float">
            <text:p>1.5833333333</text:p>
          </table:table-cell>
          <table:table-cell table:formula="of:=AVERAGE(3; 5; 2)" office:value-type="float" office:value="3.33333333333333" calcext:value-type="float">
            <text:p>3.3333333333</text:p>
          </table:table-cell>
          <table:table-cell table:formula="of:=AVERAGE(3; 5; 2)" office:value-type="float" office:value="3.33333333333333" calcext:value-type="float">
            <text:p>3.3333333333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3:21:46.883133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4.833cm" svg:y="0.316cm" chart:style-name="ch2">
          <text:p>1G, Workload E, Insert (Failed)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2.507cm" svg:y="1.5cm" svg:width="10.214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399.89865176494">
                <text:p>1399.89865176494</text:p>
              </table:table-cell>
              <table:table-cell office:value-type="float" office:value="4749">
                <text:p>4749</text:p>
              </table:table-cell>
              <table:table-cell office:value-type="float" office:value="24172">
                <text:p>2417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50.06268683801">
                <text:p>2150.06268683801</text:p>
              </table:table-cell>
              <table:table-cell office:value-type="float" office:value="6401">
                <text:p>6401</text:p>
              </table:table-cell>
              <table:table-cell office:value-type="float" office:value="43775">
                <text:p>4377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723.40072835081">
                <text:p>1723.40072835081</text:p>
              </table:table-cell>
              <table:table-cell office:value-type="float" office:value="4995">
                <text:p>4995</text:p>
              </table:table-cell>
              <table:table-cell office:value-type="float" office:value="18103">
                <text:p>1810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688.37849749183">
                <text:p>1688.37849749183</text:p>
              </table:table-cell>
              <table:table-cell office:value-type="float" office:value="4811">
                <text:p>4811</text:p>
              </table:table-cell>
              <table:table-cell office:value-type="float" office:value="16604.3333333333">
                <text:p>16604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# of Records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95 percent</text:p>
          </table:table-cell>
          <table:table-cell table:style-name="ce2" office:value-type="string" calcext:value-type="string">
            <text:p>99 percent</text:p>
          </table:table-cell>
        </table:table-row>
        <table:table-row table:style-name="ro1">
          <table:table-cell/>
          <table:table-cell table:style-name="ce2" office:value-type="string" calcext:value-type="string">
            <text:p>Insert</text:p>
          </table:table-cell>
          <table:table-cell office:value-type="float" office:value="1000" calcext:value-type="float">
            <text:p>1000</text:p>
          </table:table-cell>
          <table:table-cell table:formula="of:=AVERAGE(2482.76392668481; 317.033376845065)" office:value-type="float" office:value="1399.89865176494" calcext:value-type="float">
            <text:p>1399.8986517649</text:p>
          </table:table-cell>
          <table:table-cell table:formula="of:=AVERAGE( 8799; 699)" office:value-type="float" office:value="4749" calcext:value-type="float">
            <text:p>4749</text:p>
          </table:table-cell>
          <table:table-cell table:formula="of:=AVERAGE(46591; 1753)" office:value-type="float" office:value="24172" calcext:value-type="float">
            <text:p>24172</text:p>
          </table:table-cell>
        </table:table-row>
        <table:table-row table:style-name="ro1">
          <table:table-cell/>
          <table:table-cell office:value-type="string" calcext:value-type="string">
            <text:p>(failed)</text:p>
          </table:table-cell>
          <table:table-cell office:value-type="float" office:value="10000" calcext:value-type="float">
            <text:p>10000</text:p>
          </table:table-cell>
          <table:table-cell table:formula="of:=AVERAGE(2122.12238937345; 2178.00298430257)" office:value-type="float" office:value="2150.06268683801" calcext:value-type="float">
            <text:p>2150.062686838</text:p>
          </table:table-cell>
          <table:table-cell table:formula="of:=AVERAGE(6327;6475)" office:value-type="float" office:value="6401" calcext:value-type="float">
            <text:p>6401</text:p>
          </table:table-cell>
          <table:table-cell table:formula="of:=AVERAGE(44063; 43487)" office:value-type="float" office:value="43775" calcext:value-type="float">
            <text:p>43775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772.46720123851; 1674.33425546312)" office:value-type="float" office:value="1723.40072835081" calcext:value-type="float">
            <text:p>1723.4007283508</text:p>
          </table:table-cell>
          <table:table-cell table:formula="of:=AVERAGE(5163; 4827)" office:value-type="float" office:value="4995" calcext:value-type="float">
            <text:p>4995</text:p>
          </table:table-cell>
          <table:table-cell table:formula="of:=AVERAGE(19679; 16527)" office:value-type="float" office:value="18103" calcext:value-type="float">
            <text:p>18103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689.0505490498; 1626.5702561453; 1749.51468728039)" office:value-type="float" office:value="1688.37849749183" calcext:value-type="float">
            <text:p>1688.3784974918</text:p>
          </table:table-cell>
          <table:table-cell table:formula="of:=AVERAGE(4679; 4595; 5159)" office:value-type="float" office:value="4811" calcext:value-type="float">
            <text:p>4811</text:p>
          </table:table-cell>
          <table:table-cell table:formula="of:=AVERAGE(16511; 15479; 17823)" office:value-type="float" office:value="16604.3333333333" calcext:value-type="float">
            <text:p>16604.3333333333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3:22:41.068067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127cm" xlink:href="." xlink:type="simple" chart:class="chart:line" chart:style-name="ch1">
        <chart:title svg:x="6.35cm" svg:y="0.306cm" chart:style-name="ch2">
          <text:p>1G, Workload E, Scan</text:p>
        </chart:title>
        <chart:legend chart:legend-position="end" svg:x="13.04cm" svg:y="4.266cm" style:legend-expansion="high" chart:style-name="ch3"/>
        <chart:plot-area chart:style-name="ch4" chart:data-source-has-labels="both" svg:x="1.33cm" svg:y="1.345cm" svg:width="11.391cm" svg:height="7.599cm">
          <chartooo:coordinate-region svg:x="2.507cm" svg:y="1.544cm" svg:width="10.214cm" svg:height="6.753cm"/>
          <chart:axis chart:dimension="x" chart:name="primary-x" chart:style-name="ch5" chartooo:axis-type="auto">
            <chartooo:date-scale/>
            <chart:title svg:x="6.055cm" svg:y="9.146cm" chart:style-name="ch6">
              <text:p># of Records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5">
            <chart:title svg:x="0.451cm" svg:y="5.863cm" chart:style-name="ch8">
              <text:p>Time (us)</text:p>
            </chart:title>
            <chart:grid chart:style-name="ch7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603.138828761935">
                <text:p>603.138828761935</text:p>
              </table:table-cell>
              <table:table-cell office:value-type="float" office:value="1641.33333333333">
                <text:p>1641.33333333333</text:p>
              </table:table-cell>
              <table:table-cell office:value-type="float" office:value="6097.66666666667">
                <text:p>6097.6666666666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66.785981615399">
                <text:p>866.785981615399</text:p>
              </table:table-cell>
              <table:table-cell office:value-type="float" office:value="2487.66666666667">
                <text:p>2487.66666666667</text:p>
              </table:table-cell>
              <table:table-cell office:value-type="float" office:value="9441.66666666667">
                <text:p>9441.666666666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93.08410940343">
                <text:p>1293.08410940343</text:p>
              </table:table-cell>
              <table:table-cell office:value-type="float" office:value="3801.66666666667">
                <text:p>3801.66666666667</text:p>
              </table:table-cell>
              <table:table-cell office:value-type="float" office:value="12673.6666666667">
                <text:p>12673.666666666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367.75997559857">
                <text:p>1367.75997559857</text:p>
              </table:table-cell>
              <table:table-cell office:value-type="float" office:value="4007">
                <text:p>4007</text:p>
              </table:table-cell>
              <table:table-cell office:value-type="float" office:value="12991">
                <text:p>12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# of Records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95 percent</text:p>
          </table:table-cell>
          <table:table-cell table:style-name="ce3" office:value-type="string" calcext:value-type="string">
            <text:p>99 percent</text:p>
          </table:table-cell>
        </table:table-row>
        <table:table-row table:style-name="ro1">
          <table:table-cell/>
          <table:table-cell table:style-name="ce3" office:value-type="string" calcext:value-type="string">
            <text:p>Scan</text:p>
          </table:table-cell>
          <table:table-cell office:value-type="float" office:value="1000" calcext:value-type="float">
            <text:p>1000</text:p>
          </table:table-cell>
          <table:table-cell table:formula="of:=AVERAGE(750.986755475747; 782.39539843204; 276.034332378018)" office:value-type="float" office:value="603.138828761935" calcext:value-type="float">
            <text:p>603.1388287619</text:p>
          </table:table-cell>
          <table:table-cell table:formula="of:=AVERAGE(2097; 2211; 616)" office:value-type="float" office:value="1641.33333333333" calcext:value-type="float">
            <text:p>1641.3333333333</text:p>
          </table:table-cell>
          <table:table-cell table:formula="of:=AVERAGE(8051; 8919; 1323)" office:value-type="float" office:value="6097.66666666667" calcext:value-type="float">
            <text:p>6097.6666666667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style-name="ce4" table:formula="of:=AVERAGE(859.343798815173; 872.033299754633; 868.98084627639)" office:value-type="float" office:value="866.785981615399" calcext:value-type="float">
            <text:p>866.7859816154</text:p>
          </table:table-cell>
          <table:table-cell table:formula="of:=AVERAGE(2475; 2533; 2455)" office:value-type="float" office:value="2487.66666666667" calcext:value-type="float">
            <text:p>2487.6666666667</text:p>
          </table:table-cell>
          <table:table-cell table:formula="of:=AVERAGE(9303; 9671; 9351)" office:value-type="float" office:value="9441.66666666667" calcext:value-type="float">
            <text:p>9441.6666666667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1319.89144781528; 1283.67811980787; 1275.68276058715)" office:value-type="float" office:value="1293.08410940343" calcext:value-type="float">
            <text:p>1293.0841094034</text:p>
          </table:table-cell>
          <table:table-cell table:formula="of:=AVERAGE(3941; 3739; 3725)" office:value-type="float" office:value="3801.66666666667" calcext:value-type="float">
            <text:p>3801.6666666667</text:p>
          </table:table-cell>
          <table:table-cell table:formula="of:=AVERAGE(12975; 12471; 12575)" office:value-type="float" office:value="12673.6666666667" calcext:value-type="float">
            <text:p>12673.6666666667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1343.63405467042; 1338.56460249116; 1421.08126963413)" office:value-type="float" office:value="1367.75997559857" calcext:value-type="float">
            <text:p>1367.7599755986</text:p>
          </table:table-cell>
          <table:table-cell table:formula="of:=AVERAGE(3853; 3877; 4291)" office:value-type="float" office:value="4007" calcext:value-type="float">
            <text:p>4007</text:p>
          </table:table-cell>
          <table:table-cell table:formula="of:=AVERAGE(12711; 12503; 13759)" office:value-type="float" office:value="12991" calcext:value-type="float">
            <text:p>12991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13:28:51.820261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11cm" xlink:href="." xlink:type="simple" chart:class="chart:line" chart:style-name="ch1">
        <chart:title svg:x="5.415cm" svg:y="0.316cm" chart:style-name="ch2">
          <text:p>1G, Workload E, Cleanup</text:p>
        </chart:title>
        <chart:legend chart:legend-position="end" svg:x="13.04cm" svg:y="3.708cm" style:legend-expansion="high" chart:style-name="ch3"/>
        <chart:plot-area chart:style-name="ch4" chart:data-source-has-labels="both" svg:x="1.33cm" svg:y="1.301cm" svg:width="11.391cm" svg:height="6.549cm">
          <chartooo:coordinate-region svg:x="1.951cm" svg:y="1.5cm" svg:width="10.77cm" svg:height="5.703cm"/>
          <chart:axis chart:dimension="x" chart:name="primary-x" chart:style-name="ch5" chartooo:axis-type="auto">
            <chartooo:date-scale/>
            <chart:title svg:x="6.055cm" svg:y="8.03cm" chart:style-name="ch6">
              <text:p># of Records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294cm" chart:style-name="ch7">
              <text:p>Time (u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</table:table-cell>
              <table:table-cell office:value-type="string">
                <text:p>95 percent</text:p>
              </table:table-cell>
              <table:table-cell office:value-type="string">
                <text:p>99 percent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3333333333333">
                <text:p>38.333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2.3333333333333">
                <text:p>42.3333333333333</text:p>
              </table:table-cell>
              <table:table-cell office:value-type="float" office:value="42.3333333333333">
                <text:p>42.33333333333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1.8333333333333">
                <text:p>11.8333333333333</text:p>
              </table:table-cell>
              <table:table-cell office:value-type="float" office:value="44.3333333333333">
                <text:p>44.3333333333333</text:p>
              </table:table-cell>
              <table:table-cell office:value-type="float" office:value="44.3333333333333">
                <text:p>44.333333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